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688" calcext:value-type="float">
            <text:p>123.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248" calcext:value-type="float">
            <text:p>122.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64" calcext:value-type="float">
            <text:p>123.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112" calcext:value-type="float">
            <text:p>123.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928" calcext:value-type="float">
            <text:p>123.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784" calcext:value-type="float">
            <text:p>123.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88" calcext:value-type="float">
            <text:p>123.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312" calcext:value-type="float">
            <text:p>124.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024" calcext:value-type="float">
            <text:p>123.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208" calcext:value-type="float">
            <text:p>123.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016" calcext:value-type="float">
            <text:p>123.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304" calcext:value-type="float">
            <text:p>123.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4776" calcext:value-type="float">
            <text:p>123.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7824" calcext:value-type="float">
            <text:p>123.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112" calcext:value-type="float">
            <text:p>123.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448" calcext:value-type="float">
            <text:p>123.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736" calcext:value-type="float">
            <text:p>123.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64" calcext:value-type="float">
            <text:p>123.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1832" calcext:value-type="float">
            <text:p>123.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544" calcext:value-type="float">
            <text:p>123.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688" calcext:value-type="float">
            <text:p>123.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6968" calcext:value-type="float">
            <text:p>123.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8096" calcext:value-type="float">
            <text:p>121.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2" calcext:value-type="float">
            <text:p>122.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7824" calcext:value-type="float">
            <text:p>123.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7824" calcext:value-type="float">
            <text:p>123.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304" calcext:value-type="float">
            <text:p>123.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16" calcext:value-type="float">
            <text:p>123.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976" calcext:value-type="float">
            <text:p>123.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64" calcext:value-type="float">
            <text:p>123.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448" calcext:value-type="float">
            <text:p>123.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112" calcext:value-type="float">
            <text:p>123.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016" calcext:value-type="float">
            <text:p>123.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256" calcext:value-type="float">
            <text:p>123.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9536" calcext:value-type="float">
            <text:p>122.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7824" calcext:value-type="float">
            <text:p>123.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1456" calcext:value-type="float">
            <text:p>124.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784" calcext:value-type="float">
            <text:p>123.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216" calcext:value-type="float">
            <text:p>123.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784" calcext:value-type="float">
            <text:p>123.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448" calcext:value-type="float">
            <text:p>123.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544" calcext:value-type="float">
            <text:p>123.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688" calcext:value-type="float">
            <text:p>123.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496" calcext:value-type="float">
            <text:p>123.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736" calcext:value-type="float">
            <text:p>123.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928" calcext:value-type="float">
            <text:p>123.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012" calcext:value-type="float">
            <text:p>123.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544" calcext:value-type="float">
            <text:p>123.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784" calcext:value-type="float">
            <text:p>123.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448" calcext:value-type="float">
            <text:p>123.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976" calcext:value-type="float">
            <text:p>123.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736" calcext:value-type="float">
            <text:p>123.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1832" calcext:value-type="float">
            <text:p>123.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876" calcext:value-type="float">
            <text:p>123.4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02" calcext:value-type="float">
            <text:p>123.5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688" calcext:value-type="float">
            <text:p>123.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736" calcext:value-type="float">
            <text:p>123.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736" calcext:value-type="float">
            <text:p>123.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216" calcext:value-type="float">
            <text:p>123.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592" calcext:value-type="float">
            <text:p>123.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312" calcext:value-type="float">
            <text:p>124.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3168" calcext:value-type="float">
            <text:p>123.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88" calcext:value-type="float">
            <text:p>123.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176" calcext:value-type="float">
            <text:p>124.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224" calcext:value-type="float">
            <text:p>124.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4608" calcext:value-type="float">
            <text:p>124.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056" calcext:value-type="float">
            <text:p>126.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616" calcext:value-type="float">
            <text:p>125.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912" calcext:value-type="float">
            <text:p>126.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1768" calcext:value-type="float">
            <text:p>126.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864" calcext:value-type="float">
            <text:p>126.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168" calcext:value-type="float">
            <text:p>127.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684" calcext:value-type="float">
            <text:p>128.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2664" calcext:value-type="float">
            <text:p>129.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3144" calcext:value-type="float">
            <text:p>129.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0096" calcext:value-type="float">
            <text:p>129.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632" calcext:value-type="float">
            <text:p>130.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8592" calcext:value-type="float">
            <text:p>131.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648" calcext:value-type="float">
            <text:p>131.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184" calcext:value-type="float">
            <text:p>132.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144" calcext:value-type="float">
            <text:p>133.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632" calcext:value-type="float">
            <text:p>134.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136" calcext:value-type="float">
            <text:p>136.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152" calcext:value-type="float">
            <text:p>137.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0864" calcext:value-type="float">
            <text:p>137.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9048" calcext:value-type="float">
            <text:p>137.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7128" calcext:value-type="float">
            <text:p>135.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632" calcext:value-type="float">
            <text:p>134.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856" calcext:value-type="float">
            <text:p>133.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28" calcext:value-type="float">
            <text:p>132.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392" calcext:value-type="float">
            <text:p>130.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8112" calcext:value-type="float">
            <text:p>130.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536" calcext:value-type="float">
            <text:p>130.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008" calcext:value-type="float">
            <text:p>130.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02" calcext:value-type="float">
            <text:p>130.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288" calcext:value-type="float">
            <text:p>129.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04" calcext:value-type="float">
            <text:p>128.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9512" calcext:value-type="float">
            <text:p>128.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744" calcext:value-type="float">
            <text:p>128.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744" calcext:value-type="float">
            <text:p>128.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2456" calcext:value-type="float">
            <text:p>127.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168" calcext:value-type="float">
            <text:p>127.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216" calcext:value-type="float">
            <text:p>127.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736" calcext:value-type="float">
            <text:p>127.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8" meta:object-count="0"/>
    <meta:user-defined meta:name="AppVersion">3.0</meta:user-defined>
  </office:meta>
</office:document-meta>
</file>